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top" draw:auto-grow-height="false" fo:min-height="9.275cm" fo:min-width="7.12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afd095" draw:textarea-horizontal-align="justify" draw:textarea-vertical-align="top" draw:auto-grow-height="false" fo:min-height="9.275cm" fo:min-width="7.12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8e86ae" draw:textarea-horizontal-align="justify" draw:textarea-vertical-align="top" draw:auto-grow-height="false" fo:min-height="9.169cm" fo:min-width="7.014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width="0.106cm" svg:stroke-color="#3faf46" draw:marker-start-width="0.359cm" draw:marker-end-width="0.359cm" svg:stroke-linecap="round" draw:fill="none" loext:fill-use-slide-background="false" draw:textarea-horizontal-align="justify" draw:textarea-vertical-align="bottom" draw:auto-grow-height="false" fo:min-height="14.567cm" fo:min-width="16.856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ouble_20_Dash" svg:stroke-width="0.106cm" svg:stroke-color="#e8a202" draw:marker-start-width="0.359cm" draw:marker-end-width="0.359cm" svg:stroke-linecap="butt" draw:fill="none" loext:fill-use-slide-background="false" draw:textarea-horizontal-align="justify" draw:textarea-vertical-align="bottom" draw:auto-grow-height="false" fo:min-height="11.709cm" fo:min-width="16.222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uble_20_Dash" svg:stroke-width="0.106cm" svg:stroke-color="#5b277d" draw:marker-start-width="0.359cm" draw:marker-end-width="0.359cm" svg:stroke-linecap="butt" draw:fill="none" loext:fill-use-slide-background="false" draw:textarea-horizontal-align="justify" draw:textarea-vertical-align="bottom" draw:auto-grow-height="false" fo:min-height="11.709cm" fo:min-width="7.649cm" fo:padding-top="0.178cm" fo:padding-bottom="0.178cm" fo:padding-left="0.303cm" fo:padding-right="0.30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solid" draw:fill-color="#8e86ae"/>
      <style:paragraph-properties fo:text-align="center" style:writing-mode="lr-tb"/>
    </style:style>
    <style:style style:name="P6" style:family="paragraph">
      <style:paragraph-properties fo:text-align="center"/>
      <style:text-properties fo:color="#3faf46" loext:opacity="100%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color="#3faf46" loext:opacity="100%" fo:font-weight="bold" style:font-weight-asian="bold" style:font-weight-complex="bold"/>
    </style:style>
    <style:style style:name="P8" style:family="paragraph">
      <style:paragraph-properties fo:text-align="center"/>
      <style:text-properties fo:color="#e8a202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e8a202" loext:opacity="100%" fo:font-weight="bold" style:font-weight-asian="bold" style:font-weight-complex="bold"/>
    </style:style>
    <style:style style:name="P10" style:family="paragraph">
      <style:paragraph-properties fo:text-align="center"/>
      <style:text-properties fo:color="#5b277d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5b277d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color="#3faf46" loext:opacity="100%" fo:font-weight="bold" style:font-weight-asian="bold" style:font-weight-complex="bold"/>
    </style:style>
    <style:style style:name="T5" style:family="text">
      <style:text-properties fo:color="#e8a202" loext:opacity="100%" fo:font-weight="bold" style:font-weight-asian="bold" style:font-weight-complex="bold"/>
    </style:style>
    <style:style style:name="T6" style:family="text">
      <style:text-properties fo:color="#5b277d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62cm" svg:height="9.525cm" svg:x="1.952cm" svg:y="4.81cm">
          <text:p text:style-name="P1"><text:span text:style-name="T1">Diffusion</text:span></text:p>
          <text:p text:style-name="P1"><text:span text:style-name="T1"/></text:p>
          <text:p text:style-name="P1"><text:span text:style-name="T1"/></text:p>
          <text:p text:style-name="P1"/>
          <text:list text:style-name="L1">
            <text:list-item>
              <text:p text:style-name="P2">Discrete Energy</text:p>
            </text:list-item>
            <text:list-item>
              <text:p text:style-name="P2">Discrete Space</text:p>
            </text:list-item>
            <text:list-item>
              <text:p text:style-name="P2">No Angl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62cm" svg:height="9.525cm" svg:x="10.207cm" svg:y="4.81cm">
          <text:p text:style-name="P1"><text:span text:style-name="T1">Method of Characteristics, S</text:span><text:span text:style-name="T2">N</text:span><text:span text:style-name="T3">, P</text:span><text:span text:style-name="T2">N</text:span><text:span text:style-name="T3">, CPM</text:span></text:p>
          <text:p text:style-name="P1"/>
          <text:list text:style-name="L1">
            <text:list-item>
              <text:p text:style-name="P2">Discrete Energy</text:p>
            </text:list-item>
            <text:list-item>
              <text:p text:style-name="P2">Discrete Space</text:p>
            </text:list-item>
            <text:list-item>
              <text:p text:style-name="P2">Discrete Angl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9.525cm" svg:x="18.862cm" svg:y="4.81cm">
          <text:p text:style-name="P1"><text:span text:style-name="T1">Monte Carlo</text:span></text:p>
          <text:p text:style-name="P1"><text:span text:style-name="T1"/></text:p>
          <text:p text:style-name="P1"><text:span text:style-name="T1"/></text:p>
          <text:p text:style-name="P1"/>
          <text:list text:style-name="L1">
            <text:list-item>
              <text:p text:style-name="P2">Continuous Energy</text:p>
            </text:list-item>
            <text:list-item>
              <text:p text:style-name="P2">Continuous Space</text:p>
            </text:list-item>
            <text:list-item>
              <text:p text:style-name="P2">Continuous Angle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7.462cm" svg:height="14.923cm" svg:x="9.89cm" svg:y="2.587cm">
          <text:p text:style-name="P6"><text:span text:style-name="T4">Trans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6.828cm" svg:height="12.065cm" svg:x="1.317cm" svg:y="3.857cm">
          <text:p text:style-name="P8"><text:span text:style-name="T5">Deterministic Method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255cm" svg:height="12.065cm" svg:x="18.545cm" svg:y="3.857cm">
          <text:p text:style-name="P10"><text:span text:style-name="T6">Stochasti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20:27:24.539354578</meta:creation-date>
    <dc:date>2025-08-27T23:09:31.573982011</dc:date>
    <meta:editing-duration>PT2M30S</meta:editing-duration>
    <meta:editing-cycles>2</meta:editing-cycles>
    <meta:generator>LibreOffice/25.2.5.2$Linux_X86_64 LibreOffice_project/fb4792146257752f54eab576deb869869b108571</meta:generator>
    <meta:document-statistic meta:object-count="6"/>
  </office:meta>
</office:document-meta>
</file>